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4937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1.5898in"/>
    </style:style>
    <style:style style:name="co6" style:family="table-column">
      <style:table-column-properties fo:break-before="auto" style:column-width="1.9866in"/>
    </style:style>
    <style:style style:name="co7" style:family="table-column">
      <style:table-column-properties fo:break-before="auto" style:column-width="1.8575in"/>
    </style:style>
    <style:style style:name="co8" style:family="table-column">
      <style:table-column-properties fo:break-before="auto" style:column-width="1.8154in"/>
    </style:style>
    <style:style style:name="co9" style:family="table-column">
      <style:table-column-properties fo:break-before="auto" style:column-width="2.2764in"/>
    </style:style>
    <style:style style:name="co10" style:family="table-column">
      <style:table-column-properties fo:break-before="auto" style:column-width="2.4154in"/>
    </style:style>
    <style:style style:name="co11" style:family="table-column">
      <style:table-column-properties fo:break-before="auto" style:column-width="2.0937in"/>
    </style:style>
    <style:style style:name="co12" style:family="table-column">
      <style:table-column-properties fo:break-before="auto" style:column-width="2.5547in"/>
    </style:style>
    <style:style style:name="co13" style:family="table-column">
      <style:table-column-properties fo:break-before="auto" style:column-width="1.6437in"/>
    </style:style>
    <style:style style:name="co14" style:family="table-column">
      <style:table-column-properties fo:break-before="auto" style:column-width="1.418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v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ndvi_ne</text:p>
          </table:table-cell>
          <table:table-cell office:value-type="string" calcext:value-type="string">
            <text:p>ndvi_nw</text:p>
          </table:table-cell>
          <table:table-cell office:value-type="string" calcext:value-type="string">
            <text:p>ndvi_se</text:p>
          </table:table-cell>
          <table:table-cell office:value-type="string" calcext:value-type="string">
            <text:p>ndvi_sw</text:p>
          </table:table-cell>
          <table:table-cell office:value-type="string" calcext:value-type="string">
            <text:p>precipitation_amt_mm</text:p>
          </table:table-cell>
          <table:table-cell office:value-type="string" calcext:value-type="string">
            <text:p>reanalysis_air_temp_k</text:p>
          </table:table-cell>
          <table:table-cell office:value-type="string" calcext:value-type="string">
            <text:p>reanalysis_avg_temp_k</text:p>
          </table:table-cell>
          <table:table-cell office:value-type="string" calcext:value-type="string">
            <text:p>reanalysis_dew_point_temp_k</text:p>
          </table:table-cell>
          <table:table-cell office:value-type="string" calcext:value-type="string">
            <text:p>reanalysis_max_air_temp_k</text:p>
          </table:table-cell>
          <table:table-cell office:value-type="string" calcext:value-type="string">
            <text:p>reanalysis_min_air_temp_k</text:p>
          </table:table-cell>
          <table:table-cell office:value-type="string" calcext:value-type="string">
            <text:p>reanalysis_precip_amt_kg_per_m2</text:p>
          </table:table-cell>
          <table:table-cell office:value-type="string" calcext:value-type="string">
            <text:p>reanalysis_relative_humidity_percent</text:p>
          </table:table-cell>
          <table:table-cell office:value-type="string" calcext:value-type="string">
            <text:p>reanalysis_sat_precip_amt_mm</text:p>
          </table:table-cell>
          <table:table-cell office:value-type="string" calcext:value-type="string">
            <text:p>reanalysis_specific_humidity_g_per_kg</text:p>
          </table:table-cell>
          <table:table-cell office:value-type="string" calcext:value-type="string">
            <text:p>reanalysis_tdtr_k</text:p>
          </table:table-cell>
          <table:table-cell office:value-type="string" calcext:value-type="string">
            <text:p>station_avg_temp_c</text:p>
          </table:table-cell>
          <table:table-cell office:value-type="string" calcext:value-type="string">
            <text:p>station_diur_temp_rng_c</text:p>
          </table:table-cell>
          <table:table-cell office:value-type="string" calcext:value-type="string">
            <text:p>station_max_temp_c</text:p>
          </table:table-cell>
          <table:table-cell office:value-type="string" calcext:value-type="string">
            <text:p>station_min_temp_c</text:p>
          </table:table-cell>
          <table:table-cell office:value-type="string" calcext:value-type="string">
            <text:p>station_precip_mm</text:p>
          </table:table-cell>
        </table:table-row>
        <table:table-row table:style-name="ro1">
          <table:table-cell office:value-type="string" calcext:value-type="string">
            <text:p>ndvi_ne</text:p>
          </table:table-cell>
          <table:table-cell office:value-type="float" office:value="1" calcext:value-type="float">
            <text:p>1</text:p>
          </table:table-cell>
          <table:table-cell office:value-type="float" office:value="0.847276836543213" calcext:value-type="float">
            <text:p>0.847276836543213</text:p>
          </table:table-cell>
          <table:table-cell office:value-type="float" office:value="0.608467446485008" calcext:value-type="float">
            <text:p>0.608467446485008</text:p>
          </table:table-cell>
          <table:table-cell office:value-type="float" office:value="0.661724585884648" calcext:value-type="float">
            <text:p>0.661724585884648</text:p>
          </table:table-cell>
          <table:table-cell office:value-type="float" office:value="0.213506839923737" calcext:value-type="float">
            <text:p>0.213506839923737</text:p>
          </table:table-cell>
          <table:table-cell office:value-type="float" office:value="-0.339393111911375" calcext:value-type="float">
            <text:p>-0.339393111911375</text:p>
          </table:table-cell>
          <table:table-cell office:value-type="float" office:value="-0.0382293034626328" calcext:value-type="float">
            <text:p>-0.038229303462633</text:p>
          </table:table-cell>
          <table:table-cell office:value-type="float" office:value="0.064681855907546" calcext:value-type="float">
            <text:p>0.064681855907546</text:p>
          </table:table-cell>
          <table:table-cell office:value-type="float" office:value="0.62952860646809" calcext:value-type="float">
            <text:p>0.62952860646809</text:p>
          </table:table-cell>
          <table:table-cell office:value-type="float" office:value="-0.621664084627366" calcext:value-type="float">
            <text:p>-0.621664084627366</text:p>
          </table:table-cell>
          <table:table-cell office:value-type="float" office:value="0.202288574755804" calcext:value-type="float">
            <text:p>0.202288574755804</text:p>
          </table:table-cell>
          <table:table-cell office:value-type="float" office:value="0.466273721787385" calcext:value-type="float">
            <text:p>0.466273721787385</text:p>
          </table:table-cell>
          <table:table-cell office:value-type="float" office:value="0.213506839923737" calcext:value-type="float">
            <text:p>0.213506839923737</text:p>
          </table:table-cell>
          <table:table-cell office:value-type="float" office:value="0.103427727635886" calcext:value-type="float">
            <text:p>0.103427727635886</text:p>
          </table:table-cell>
          <table:table-cell office:value-type="float" office:value="0.672373235864176" calcext:value-type="float">
            <text:p>0.672373235864176</text:p>
          </table:table-cell>
          <table:table-cell office:value-type="float" office:value="0.188121432309598" calcext:value-type="float">
            <text:p>0.188121432309598</text:p>
          </table:table-cell>
          <table:table-cell office:value-type="float" office:value="0.65829048642451" calcext:value-type="float">
            <text:p>0.65829048642451</text:p>
          </table:table-cell>
          <table:table-cell office:value-type="float" office:value="0.490757767955104" calcext:value-type="float">
            <text:p>0.490757767955104</text:p>
          </table:table-cell>
          <table:table-cell office:value-type="float" office:value="-0.308844860371584" calcext:value-type="float">
            <text:p>-0.308844860371584</text:p>
          </table:table-cell>
          <table:table-cell office:value-type="float" office:value="0.254843868863311" calcext:value-type="float">
            <text:p>0.254843868863311</text:p>
          </table:table-cell>
        </table:table-row>
        <table:table-row table:style-name="ro1">
          <table:table-cell office:value-type="string" calcext:value-type="string">
            <text:p>ndvi_nw</text:p>
          </table:table-cell>
          <table:table-cell office:value-type="float" office:value="0.847276836543213" calcext:value-type="float">
            <text:p>0.847276836543213</text:p>
          </table:table-cell>
          <table:table-cell office:value-type="float" office:value="1" calcext:value-type="float">
            <text:p>1</text:p>
          </table:table-cell>
          <table:table-cell office:value-type="float" office:value="0.567478194837259" calcext:value-type="float">
            <text:p>0.567478194837259</text:p>
          </table:table-cell>
          <table:table-cell office:value-type="float" office:value="0.660967021086703" calcext:value-type="float">
            <text:p>0.660967021086703</text:p>
          </table:table-cell>
          <table:table-cell office:value-type="float" office:value="0.210189070708902" calcext:value-type="float">
            <text:p>0.210189070708902</text:p>
          </table:table-cell>
          <table:table-cell office:value-type="float" office:value="-0.324335260342801" calcext:value-type="float">
            <text:p>-0.324335260342801</text:p>
          </table:table-cell>
          <table:table-cell office:value-type="float" office:value="-0.0315816666170876" calcext:value-type="float">
            <text:p>-0.031581666617088</text:p>
          </table:table-cell>
          <table:table-cell office:value-type="float" office:value="0.0766562426119429" calcext:value-type="float">
            <text:p>0.076656242611943</text:p>
          </table:table-cell>
          <table:table-cell office:value-type="float" office:value="0.610041789392556" calcext:value-type="float">
            <text:p>0.610041789392556</text:p>
          </table:table-cell>
          <table:table-cell office:value-type="float" office:value="-0.593140733167121" calcext:value-type="float">
            <text:p>-0.593140733167121</text:p>
          </table:table-cell>
          <table:table-cell office:value-type="float" office:value="0.200161356930895" calcext:value-type="float">
            <text:p>0.200161356930895</text:p>
          </table:table-cell>
          <table:table-cell office:value-type="float" office:value="0.461780405893679" calcext:value-type="float">
            <text:p>0.461780405893679</text:p>
          </table:table-cell>
          <table:table-cell office:value-type="float" office:value="0.210189070708902" calcext:value-type="float">
            <text:p>0.210189070708902</text:p>
          </table:table-cell>
          <table:table-cell office:value-type="float" office:value="0.115136467781744" calcext:value-type="float">
            <text:p>0.115136467781744</text:p>
          </table:table-cell>
          <table:table-cell office:value-type="float" office:value="0.648137938515025" calcext:value-type="float">
            <text:p>0.648137938515025</text:p>
          </table:table-cell>
          <table:table-cell office:value-type="float" office:value="0.201354650430612" calcext:value-type="float">
            <text:p>0.201354650430612</text:p>
          </table:table-cell>
          <table:table-cell office:value-type="float" office:value="0.656392372945475" calcext:value-type="float">
            <text:p>0.656392372945475</text:p>
          </table:table-cell>
          <table:table-cell office:value-type="float" office:value="0.497226012649549" calcext:value-type="float">
            <text:p>0.497226012649549</text:p>
          </table:table-cell>
          <table:table-cell office:value-type="float" office:value="-0.307975746816076" calcext:value-type="float">
            <text:p>-0.307975746816076</text:p>
          </table:table-cell>
          <table:table-cell office:value-type="float" office:value="0.237655001434083" calcext:value-type="float">
            <text:p>0.237655001434083</text:p>
          </table:table-cell>
        </table:table-row>
        <table:table-row table:style-name="ro1">
          <table:table-cell office:value-type="string" calcext:value-type="string">
            <text:p>ndvi_se</text:p>
          </table:table-cell>
          <table:table-cell office:value-type="float" office:value="0.608467446485008" calcext:value-type="float">
            <text:p>0.608467446485008</text:p>
          </table:table-cell>
          <table:table-cell office:value-type="float" office:value="0.567478194837259" calcext:value-type="float">
            <text:p>0.567478194837259</text:p>
          </table:table-cell>
          <table:table-cell office:value-type="float" office:value="1" calcext:value-type="float">
            <text:p>1</text:p>
          </table:table-cell>
          <table:table-cell office:value-type="float" office:value="0.821078734616642" calcext:value-type="float">
            <text:p>0.821078734616642</text:p>
          </table:table-cell>
          <table:table-cell office:value-type="float" office:value="0.0881139694300825" calcext:value-type="float">
            <text:p>0.088113969430083</text:p>
          </table:table-cell>
          <table:table-cell office:value-type="float" office:value="-0.160440050735394" calcext:value-type="float">
            <text:p>-0.160440050735394</text:p>
          </table:table-cell>
          <table:table-cell office:value-type="float" office:value="0.0577139613046024" calcext:value-type="float">
            <text:p>0.057713961304602</text:p>
          </table:table-cell>
          <table:table-cell office:value-type="float" office:value="0.0111399805837705" calcext:value-type="float">
            <text:p>0.011139980583771</text:p>
          </table:table-cell>
          <table:table-cell office:value-type="float" office:value="0.478379071870245" calcext:value-type="float">
            <text:p>0.478379071870245</text:p>
          </table:table-cell>
          <table:table-cell office:value-type="float" office:value="-0.415149897617114" calcext:value-type="float">
            <text:p>-0.415149897617114</text:p>
          </table:table-cell>
          <table:table-cell office:value-type="float" office:value="0.0290291695971803" calcext:value-type="float">
            <text:p>0.02902916959718</text:p>
          </table:table-cell>
          <table:table-cell office:value-type="float" office:value="0.22385053341488" calcext:value-type="float">
            <text:p>0.22385053341488</text:p>
          </table:table-cell>
          <table:table-cell office:value-type="float" office:value="0.0881139694300825" calcext:value-type="float">
            <text:p>0.088113969430083</text:p>
          </table:table-cell>
          <table:table-cell office:value-type="float" office:value="0.0379602795836493" calcext:value-type="float">
            <text:p>0.037960279583649</text:p>
          </table:table-cell>
          <table:table-cell office:value-type="float" office:value="0.495452301997108" calcext:value-type="float">
            <text:p>0.495452301997108</text:p>
          </table:table-cell>
          <table:table-cell office:value-type="float" office:value="0.0934989014568509" calcext:value-type="float">
            <text:p>0.093498901456851</text:p>
          </table:table-cell>
          <table:table-cell office:value-type="float" office:value="0.464538478152999" calcext:value-type="float">
            <text:p>0.464538478152999</text:p>
          </table:table-cell>
          <table:table-cell office:value-type="float" office:value="0.301761427521606" calcext:value-type="float">
            <text:p>0.301761427521606</text:p>
          </table:table-cell>
          <table:table-cell office:value-type="float" office:value="-0.2595994005724" calcext:value-type="float">
            <text:p>-0.2595994005724</text:p>
          </table:table-cell>
          <table:table-cell office:value-type="float" office:value="0.149272960937319" calcext:value-type="float">
            <text:p>0.149272960937319</text:p>
          </table:table-cell>
        </table:table-row>
        <table:table-row table:style-name="ro1">
          <table:table-cell office:value-type="string" calcext:value-type="string">
            <text:p>ndvi_sw</text:p>
          </table:table-cell>
          <table:table-cell office:value-type="float" office:value="0.661724585884648" calcext:value-type="float">
            <text:p>0.661724585884648</text:p>
          </table:table-cell>
          <table:table-cell office:value-type="float" office:value="0.660967021086703" calcext:value-type="float">
            <text:p>0.660967021086703</text:p>
          </table:table-cell>
          <table:table-cell office:value-type="float" office:value="0.821078734616642" calcext:value-type="float">
            <text:p>0.821078734616642</text:p>
          </table:table-cell>
          <table:table-cell office:value-type="float" office:value="1" calcext:value-type="float">
            <text:p>1</text:p>
          </table:table-cell>
          <table:table-cell office:value-type="float" office:value="0.131645011451434" calcext:value-type="float">
            <text:p>0.131645011451434</text:p>
          </table:table-cell>
          <table:table-cell office:value-type="float" office:value="-0.228557366093514" calcext:value-type="float">
            <text:p>-0.228557366093514</text:p>
          </table:table-cell>
          <table:table-cell office:value-type="float" office:value="0.0261542060727638" calcext:value-type="float">
            <text:p>0.026154206072764</text:p>
          </table:table-cell>
          <table:table-cell office:value-type="float" office:value="0.025814468048413" calcext:value-type="float">
            <text:p>0.025814468048413</text:p>
          </table:table-cell>
          <table:table-cell office:value-type="float" office:value="0.549417112835993" calcext:value-type="float">
            <text:p>0.549417112835993</text:p>
          </table:table-cell>
          <table:table-cell office:value-type="float" office:value="-0.495504856860549" calcext:value-type="float">
            <text:p>-0.495504856860549</text:p>
          </table:table-cell>
          <table:table-cell office:value-type="float" office:value="0.0986205288635856" calcext:value-type="float">
            <text:p>0.098620528863586</text:p>
          </table:table-cell>
          <table:table-cell office:value-type="float" office:value="0.31243207453423" calcext:value-type="float">
            <text:p>0.31243207453423</text:p>
          </table:table-cell>
          <table:table-cell office:value-type="float" office:value="0.131645011451434" calcext:value-type="float">
            <text:p>0.131645011451434</text:p>
          </table:table-cell>
          <table:table-cell office:value-type="float" office:value="0.0595549514648784" calcext:value-type="float">
            <text:p>0.059554951464878</text:p>
          </table:table-cell>
          <table:table-cell office:value-type="float" office:value="0.571414391982769" calcext:value-type="float">
            <text:p>0.571414391982769</text:p>
          </table:table-cell>
          <table:table-cell office:value-type="float" office:value="0.122541772937092" calcext:value-type="float">
            <text:p>0.122541772937092</text:p>
          </table:table-cell>
          <table:table-cell office:value-type="float" office:value="0.552393006834527" calcext:value-type="float">
            <text:p>0.552393006834527</text:p>
          </table:table-cell>
          <table:table-cell office:value-type="float" office:value="0.386312838298421" calcext:value-type="float">
            <text:p>0.386312838298421</text:p>
          </table:table-cell>
          <table:table-cell office:value-type="float" office:value="-0.300850172597777" calcext:value-type="float">
            <text:p>-0.300850172597777</text:p>
          </table:table-cell>
          <table:table-cell office:value-type="float" office:value="0.179338464281078" calcext:value-type="float">
            <text:p>0.179338464281078</text:p>
          </table:table-cell>
        </table:table-row>
        <table:table-row table:style-name="ro1">
          <table:table-cell office:value-type="string" calcext:value-type="string">
            <text:p>precipitation_amt_mm</text:p>
          </table:table-cell>
          <table:table-cell office:value-type="float" office:value="0.213506839923737" calcext:value-type="float">
            <text:p>0.213506839923737</text:p>
          </table:table-cell>
          <table:table-cell office:value-type="float" office:value="0.210189070708902" calcext:value-type="float">
            <text:p>0.210189070708902</text:p>
          </table:table-cell>
          <table:table-cell office:value-type="float" office:value="0.0881139694300825" calcext:value-type="float">
            <text:p>0.088113969430083</text:p>
          </table:table-cell>
          <table:table-cell office:value-type="float" office:value="0.131645011451434" calcext:value-type="float">
            <text:p>0.131645011451434</text:p>
          </table:table-cell>
          <table:table-cell office:value-type="float" office:value="1" calcext:value-type="float">
            <text:p>1</text:p>
          </table:table-cell>
          <table:table-cell office:value-type="float" office:value="-0.0552838674123576" calcext:value-type="float">
            <text:p>-0.055283867412358</text:p>
          </table:table-cell>
          <table:table-cell office:value-type="float" office:value="0.0786304174240994" calcext:value-type="float">
            <text:p>0.078630417424099</text:p>
          </table:table-cell>
          <table:table-cell office:value-type="float" office:value="0.411415683764252" calcext:value-type="float">
            <text:p>0.411415683764252</text:p>
          </table:table-cell>
          <table:table-cell office:value-type="float" office:value="0.286324658890617" calcext:value-type="float">
            <text:p>0.286324658890617</text:p>
          </table:table-cell>
          <table:table-cell office:value-type="float" office:value="-0.152659631507448" calcext:value-type="float">
            <text:p>-0.152659631507448</text:p>
          </table:table-cell>
          <table:table-cell office:value-type="float" office:value="0.446161289933471" calcext:value-type="float">
            <text:p>0.446161289933471</text:p>
          </table:table-cell>
          <table:table-cell office:value-type="float" office:value="0.495450525036688" calcext:value-type="float">
            <text:p>0.495450525036688</text:p>
          </table:table-cell>
          <table:table-cell office:value-type="float" office:value="1" calcext:value-type="float">
            <text:p>1</text:p>
          </table:table-cell>
          <table:table-cell office:value-type="float" office:value="0.428046897303013" calcext:value-type="float">
            <text:p>0.428046897303013</text:p>
          </table:table-cell>
          <table:table-cell office:value-type="float" office:value="0.220899377556418" calcext:value-type="float">
            <text:p>0.220899377556418</text:p>
          </table:table-cell>
          <table:table-cell office:value-type="float" office:value="0.216333222081196" calcext:value-type="float">
            <text:p>0.216333222081196</text:p>
          </table:table-cell>
          <table:table-cell office:value-type="float" office:value="0.209077065688578" calcext:value-type="float">
            <text:p>0.209077065688578</text:p>
          </table:table-cell>
          <table:table-cell office:value-type="float" office:value="0.303391476863259" calcext:value-type="float">
            <text:p>0.303391476863259</text:p>
          </table:table-cell>
          <table:table-cell office:value-type="float" office:value="0.048826820583894" calcext:value-type="float">
            <text:p>0.048826820583894</text:p>
          </table:table-cell>
          <table:table-cell office:value-type="float" office:value="0.458782264602683" calcext:value-type="float">
            <text:p>0.458782264602683</text:p>
          </table:table-cell>
        </table:table-row>
        <table:table-row table:style-name="ro1">
          <table:table-cell office:value-type="string" calcext:value-type="string">
            <text:p>reanalysis_air_temp_k</text:p>
          </table:table-cell>
          <table:table-cell office:value-type="float" office:value="-0.339393111911375" calcext:value-type="float">
            <text:p>-0.339393111911375</text:p>
          </table:table-cell>
          <table:table-cell office:value-type="float" office:value="-0.324335260342801" calcext:value-type="float">
            <text:p>-0.324335260342801</text:p>
          </table:table-cell>
          <table:table-cell office:value-type="float" office:value="-0.160440050735394" calcext:value-type="float">
            <text:p>-0.160440050735394</text:p>
          </table:table-cell>
          <table:table-cell office:value-type="float" office:value="-0.228557366093514" calcext:value-type="float">
            <text:p>-0.228557366093514</text:p>
          </table:table-cell>
          <table:table-cell office:value-type="float" office:value="-0.0552838674123576" calcext:value-type="float">
            <text:p>-0.055283867412358</text:p>
          </table:table-cell>
          <table:table-cell office:value-type="float" office:value="1" calcext:value-type="float">
            <text:p>1</text:p>
          </table:table-cell>
          <table:table-cell office:value-type="float" office:value="0.896773042059439" calcext:value-type="float">
            <text:p>0.896773042059439</text:p>
          </table:table-cell>
          <table:table-cell office:value-type="float" office:value="0.500787769050493" calcext:value-type="float">
            <text:p>0.500787769050493</text:p>
          </table:table-cell>
          <table:table-cell office:value-type="float" office:value="-0.0191142256249846" calcext:value-type="float">
            <text:p>-0.019114225624985</text:p>
          </table:table-cell>
          <table:table-cell office:value-type="float" office:value="0.73478974999318" calcext:value-type="float">
            <text:p>0.73478974999318</text:p>
          </table:table-cell>
          <table:table-cell office:value-type="float" office:value="-0.155216519635209" calcext:value-type="float">
            <text:p>-0.155216519635209</text:p>
          </table:table-cell>
          <table:table-cell office:value-type="float" office:value="-0.436442541974658" calcext:value-type="float">
            <text:p>-0.436442541974658</text:p>
          </table:table-cell>
          <table:table-cell office:value-type="float" office:value="-0.0552838674123576" calcext:value-type="float">
            <text:p>-0.055283867412358</text:p>
          </table:table-cell>
          <table:table-cell office:value-type="float" office:value="0.478129329230052" calcext:value-type="float">
            <text:p>0.478129329230052</text:p>
          </table:table-cell>
          <table:table-cell office:value-type="float" office:value="-0.282434336844647" calcext:value-type="float">
            <text:p>-0.282434336844647</text:p>
          </table:table-cell>
          <table:table-cell office:value-type="float" office:value="0.595067292834003" calcext:value-type="float">
            <text:p>0.595067292834003</text:p>
          </table:table-cell>
          <table:table-cell office:value-type="float" office:value="-0.270145973218117" calcext:value-type="float">
            <text:p>-0.270145973218117</text:p>
          </table:table-cell>
          <table:table-cell office:value-type="float" office:value="0.195801452620508" calcext:value-type="float">
            <text:p>0.195801452620508</text:p>
          </table:table-cell>
          <table:table-cell office:value-type="float" office:value="0.709215427195984" calcext:value-type="float">
            <text:p>0.709215427195984</text:p>
          </table:table-cell>
          <table:table-cell office:value-type="float" office:value="-0.203600061436702" calcext:value-type="float">
            <text:p>-0.203600061436702</text:p>
          </table:table-cell>
        </table:table-row>
        <table:table-row table:style-name="ro1">
          <table:table-cell office:value-type="string" calcext:value-type="string">
            <text:p>reanalysis_avg_temp_k</text:p>
          </table:table-cell>
          <table:table-cell office:value-type="float" office:value="-0.0382293034626328" calcext:value-type="float">
            <text:p>-0.038229303462633</text:p>
          </table:table-cell>
          <table:table-cell office:value-type="float" office:value="-0.0315816666170876" calcext:value-type="float">
            <text:p>-0.031581666617088</text:p>
          </table:table-cell>
          <table:table-cell office:value-type="float" office:value="0.0577139613046024" calcext:value-type="float">
            <text:p>0.057713961304602</text:p>
          </table:table-cell>
          <table:table-cell office:value-type="float" office:value="0.0261542060727638" calcext:value-type="float">
            <text:p>0.026154206072764</text:p>
          </table:table-cell>
          <table:table-cell office:value-type="float" office:value="0.0786304174240994" calcext:value-type="float">
            <text:p>0.078630417424099</text:p>
          </table:table-cell>
          <table:table-cell office:value-type="float" office:value="0.896773042059439" calcext:value-type="float">
            <text:p>0.896773042059439</text:p>
          </table:table-cell>
          <table:table-cell office:value-type="float" office:value="1" calcext:value-type="float">
            <text:p>1</text:p>
          </table:table-cell>
          <table:table-cell office:value-type="float" office:value="0.593459134358422" calcext:value-type="float">
            <text:p>0.593459134358422</text:p>
          </table:table-cell>
          <table:table-cell office:value-type="float" office:value="0.39060092313749" calcext:value-type="float">
            <text:p>0.39060092313749</text:p>
          </table:table-cell>
          <table:table-cell office:value-type="float" office:value="0.427312682991521" calcext:value-type="float">
            <text:p>0.427312682991521</text:p>
          </table:table-cell>
          <table:table-cell office:value-type="float" office:value="-0.0520799810618885" calcext:value-type="float">
            <text:p>-0.052079981061889</text:p>
          </table:table-cell>
          <table:table-cell office:value-type="float" office:value="-0.194089841889327" calcext:value-type="float">
            <text:p>-0.194089841889327</text:p>
          </table:table-cell>
          <table:table-cell office:value-type="float" office:value="0.0786304174240994" calcext:value-type="float">
            <text:p>0.078630417424099</text:p>
          </table:table-cell>
          <table:table-cell office:value-type="float" office:value="0.591450189141293" calcext:value-type="float">
            <text:p>0.591450189141293</text:p>
          </table:table-cell>
          <table:table-cell office:value-type="float" office:value="0.132464621480057" calcext:value-type="float">
            <text:p>0.132464621480057</text:p>
          </table:table-cell>
          <table:table-cell office:value-type="float" office:value="0.732185188518311" calcext:value-type="float">
            <text:p>0.732185188518311</text:p>
          </table:table-cell>
          <table:table-cell office:value-type="float" office:value="0.108517371409742" calcext:value-type="float">
            <text:p>0.108517371409742</text:p>
          </table:table-cell>
          <table:table-cell office:value-type="float" office:value="0.49412395655137" calcext:value-type="float">
            <text:p>0.49412395655137</text:p>
          </table:table-cell>
          <table:table-cell office:value-type="float" office:value="0.562014896490938" calcext:value-type="float">
            <text:p>0.562014896490938</text:p>
          </table:table-cell>
          <table:table-cell office:value-type="float" office:value="-0.0667384012746445" calcext:value-type="float">
            <text:p>-0.066738401274645</text:p>
          </table:table-cell>
        </table:table-row>
        <table:table-row table:style-name="ro1">
          <table:table-cell office:value-type="string" calcext:value-type="string">
            <text:p>reanalysis_dew_point_temp_k</text:p>
          </table:table-cell>
          <table:table-cell office:value-type="float" office:value="0.064681855907546" calcext:value-type="float">
            <text:p>0.064681855907546</text:p>
          </table:table-cell>
          <table:table-cell office:value-type="float" office:value="0.0766562426119429" calcext:value-type="float">
            <text:p>0.076656242611943</text:p>
          </table:table-cell>
          <table:table-cell office:value-type="float" office:value="0.0111399805837705" calcext:value-type="float">
            <text:p>0.011139980583771</text:p>
          </table:table-cell>
          <table:table-cell office:value-type="float" office:value="0.025814468048413" calcext:value-type="float">
            <text:p>0.025814468048413</text:p>
          </table:table-cell>
          <table:table-cell office:value-type="float" office:value="0.411415683764252" calcext:value-type="float">
            <text:p>0.411415683764252</text:p>
          </table:table-cell>
          <table:table-cell office:value-type="float" office:value="0.500787769050493" calcext:value-type="float">
            <text:p>0.500787769050493</text:p>
          </table:table-cell>
          <table:table-cell office:value-type="float" office:value="0.593459134358422" calcext:value-type="float">
            <text:p>0.593459134358422</text:p>
          </table:table-cell>
          <table:table-cell office:value-type="float" office:value="1" calcext:value-type="float">
            <text:p>1</text:p>
          </table:table-cell>
          <table:table-cell office:value-type="float" office:value="0.25083791896872" calcext:value-type="float">
            <text:p>0.25083791896872</text:p>
          </table:table-cell>
          <table:table-cell office:value-type="float" office:value="0.341975702080087" calcext:value-type="float">
            <text:p>0.341975702080087</text:p>
          </table:table-cell>
          <table:table-cell office:value-type="float" office:value="0.429010333068797" calcext:value-type="float">
            <text:p>0.429010333068797</text:p>
          </table:table-cell>
          <table:table-cell office:value-type="float" office:value="0.550516586727828" calcext:value-type="float">
            <text:p>0.550516586727828</text:p>
          </table:table-cell>
          <table:table-cell office:value-type="float" office:value="0.411415683764252" calcext:value-type="float">
            <text:p>0.411415683764252</text:p>
          </table:table-cell>
          <table:table-cell office:value-type="float" office:value="0.996880584734901" calcext:value-type="float">
            <text:p>0.996880584734901</text:p>
          </table:table-cell>
          <table:table-cell office:value-type="float" office:value="-0.0211474940387027" calcext:value-type="float">
            <text:p>-0.021147494038703</text:p>
          </table:table-cell>
          <table:table-cell office:value-type="float" office:value="0.723471269203557" calcext:value-type="float">
            <text:p>0.723471269203557</text:p>
          </table:table-cell>
          <table:table-cell office:value-type="float" office:value="0.0370569746994439" calcext:value-type="float">
            <text:p>0.037056974699444</text:p>
          </table:table-cell>
          <table:table-cell office:value-type="float" office:value="0.482421842722143" calcext:value-type="float">
            <text:p>0.482421842722143</text:p>
          </table:table-cell>
          <table:table-cell office:value-type="float" office:value="0.627732382319721" calcext:value-type="float">
            <text:p>0.627732382319721</text:p>
          </table:table-cell>
          <table:table-cell office:value-type="float" office:value="0.23114952374866" calcext:value-type="float">
            <text:p>0.23114952374866</text:p>
          </table:table-cell>
        </table:table-row>
        <table:table-row table:style-name="ro1">
          <table:table-cell office:value-type="string" calcext:value-type="string">
            <text:p>reanalysis_max_air_temp_k</text:p>
          </table:table-cell>
          <table:table-cell office:value-type="float" office:value="0.62952860646809" calcext:value-type="float">
            <text:p>0.62952860646809</text:p>
          </table:table-cell>
          <table:table-cell office:value-type="float" office:value="0.610041789392556" calcext:value-type="float">
            <text:p>0.610041789392556</text:p>
          </table:table-cell>
          <table:table-cell office:value-type="float" office:value="0.478379071870245" calcext:value-type="float">
            <text:p>0.478379071870245</text:p>
          </table:table-cell>
          <table:table-cell office:value-type="float" office:value="0.549417112835993" calcext:value-type="float">
            <text:p>0.549417112835993</text:p>
          </table:table-cell>
          <table:table-cell office:value-type="float" office:value="0.286324658890617" calcext:value-type="float">
            <text:p>0.286324658890617</text:p>
          </table:table-cell>
          <table:table-cell office:value-type="float" office:value="-0.0191142256249846" calcext:value-type="float">
            <text:p>-0.019114225624985</text:p>
          </table:table-cell>
          <table:table-cell office:value-type="float" office:value="0.39060092313749" calcext:value-type="float">
            <text:p>0.39060092313749</text:p>
          </table:table-cell>
          <table:table-cell office:value-type="float" office:value="0.25083791896872" calcext:value-type="float">
            <text:p>0.25083791896872</text:p>
          </table:table-cell>
          <table:table-cell office:value-type="float" office:value="1" calcext:value-type="float">
            <text:p>1</text:p>
          </table:table-cell>
          <table:table-cell office:value-type="float" office:value="-0.613047913121981" calcext:value-type="float">
            <text:p>-0.613047913121981</text:p>
          </table:table-cell>
          <table:table-cell office:value-type="float" office:value="0.195144697599341" calcext:value-type="float">
            <text:p>0.195144697599341</text:p>
          </table:table-cell>
          <table:table-cell office:value-type="float" office:value="0.398173297109672" calcext:value-type="float">
            <text:p>0.398173297109672</text:p>
          </table:table-cell>
          <table:table-cell office:value-type="float" office:value="0.286324658890617" calcext:value-type="float">
            <text:p>0.286324658890617</text:p>
          </table:table-cell>
          <table:table-cell office:value-type="float" office:value="0.294933753818468" calcext:value-type="float">
            <text:p>0.294933753818468</text:p>
          </table:table-cell>
          <table:table-cell office:value-type="float" office:value="0.922389172323054" calcext:value-type="float">
            <text:p>0.922389172323054</text:p>
          </table:table-cell>
          <table:table-cell office:value-type="float" office:value="0.453334094990612" calcext:value-type="float">
            <text:p>0.453334094990612</text:p>
          </table:table-cell>
          <table:table-cell office:value-type="float" office:value="0.841911116350116" calcext:value-type="float">
            <text:p>0.841911116350116</text:p>
          </table:table-cell>
          <table:table-cell office:value-type="float" office:value="0.773070342575857" calcext:value-type="float">
            <text:p>0.773070342575857</text:p>
          </table:table-cell>
          <table:table-cell office:value-type="float" office:value="-0.216049079265" calcext:value-type="float">
            <text:p>-0.216049079265</text:p>
          </table:table-cell>
          <table:table-cell office:value-type="float" office:value="0.254949449594545" calcext:value-type="float">
            <text:p>0.254949449594545</text:p>
          </table:table-cell>
        </table:table-row>
        <table:table-row table:style-name="ro1">
          <table:table-cell office:value-type="string" calcext:value-type="string">
            <text:p>reanalysis_min_air_temp_k</text:p>
          </table:table-cell>
          <table:table-cell office:value-type="float" office:value="-0.621664084627366" calcext:value-type="float">
            <text:p>-0.621664084627366</text:p>
          </table:table-cell>
          <table:table-cell office:value-type="float" office:value="-0.593140733167121" calcext:value-type="float">
            <text:p>-0.593140733167121</text:p>
          </table:table-cell>
          <table:table-cell office:value-type="float" office:value="-0.415149897617114" calcext:value-type="float">
            <text:p>-0.415149897617114</text:p>
          </table:table-cell>
          <table:table-cell office:value-type="float" office:value="-0.495504856860549" calcext:value-type="float">
            <text:p>-0.495504856860549</text:p>
          </table:table-cell>
          <table:table-cell office:value-type="float" office:value="-0.152659631507448" calcext:value-type="float">
            <text:p>-0.152659631507448</text:p>
          </table:table-cell>
          <table:table-cell office:value-type="float" office:value="0.73478974999318" calcext:value-type="float">
            <text:p>0.73478974999318</text:p>
          </table:table-cell>
          <table:table-cell office:value-type="float" office:value="0.427312682991521" calcext:value-type="float">
            <text:p>0.427312682991521</text:p>
          </table:table-cell>
          <table:table-cell office:value-type="float" office:value="0.341975702080087" calcext:value-type="float">
            <text:p>0.341975702080087</text:p>
          </table:table-cell>
          <table:table-cell office:value-type="float" office:value="-0.613047913121981" calcext:value-type="float">
            <text:p>-0.613047913121981</text:p>
          </table:table-cell>
          <table:table-cell office:value-type="float" office:value="1" calcext:value-type="float">
            <text:p>1</text:p>
          </table:table-cell>
          <table:table-cell office:value-type="float" office:value="-0.123882760109324" calcext:value-type="float">
            <text:p>-0.123882760109324</text:p>
          </table:table-cell>
          <table:table-cell office:value-type="float" office:value="-0.430251268135651" calcext:value-type="float">
            <text:p>-0.430251268135651</text:p>
          </table:table-cell>
          <table:table-cell office:value-type="float" office:value="-0.152659631507448" calcext:value-type="float">
            <text:p>-0.152659631507448</text:p>
          </table:table-cell>
          <table:table-cell office:value-type="float" office:value="0.296937982134287" calcext:value-type="float">
            <text:p>0.296937982134287</text:p>
          </table:table-cell>
          <table:table-cell office:value-type="float" office:value="-0.815765141058561" calcext:value-type="float">
            <text:p>-0.815765141058561</text:p>
          </table:table-cell>
          <table:table-cell office:value-type="float" office:value="0.197757455271709" calcext:value-type="float">
            <text:p>0.197757455271709</text:p>
          </table:table-cell>
          <table:table-cell office:value-type="float" office:value="-0.720489091791672" calcext:value-type="float">
            <text:p>-0.720489091791672</text:p>
          </table:table-cell>
          <table:table-cell office:value-type="float" office:value="-0.303910881726093" calcext:value-type="float">
            <text:p>-0.303910881726093</text:p>
          </table:table-cell>
          <table:table-cell office:value-type="float" office:value="0.716731698438818" calcext:value-type="float">
            <text:p>0.716731698438818</text:p>
          </table:table-cell>
          <table:table-cell office:value-type="float" office:value="-0.259809780263946" calcext:value-type="float">
            <text:p>-0.259809780263946</text:p>
          </table:table-cell>
        </table:table-row>
        <table:table-row table:style-name="ro1">
          <table:table-cell office:value-type="string" calcext:value-type="string">
            <text:p>reanalysis_precip_amt_kg_per_m2</text:p>
          </table:table-cell>
          <table:table-cell office:value-type="float" office:value="0.202288574755804" calcext:value-type="float">
            <text:p>0.202288574755804</text:p>
          </table:table-cell>
          <table:table-cell office:value-type="float" office:value="0.200161356930895" calcext:value-type="float">
            <text:p>0.200161356930895</text:p>
          </table:table-cell>
          <table:table-cell office:value-type="float" office:value="0.0290291695971803" calcext:value-type="float">
            <text:p>0.02902916959718</text:p>
          </table:table-cell>
          <table:table-cell office:value-type="float" office:value="0.0986205288635856" calcext:value-type="float">
            <text:p>0.098620528863586</text:p>
          </table:table-cell>
          <table:table-cell office:value-type="float" office:value="0.446161289933471" calcext:value-type="float">
            <text:p>0.446161289933471</text:p>
          </table:table-cell>
          <table:table-cell office:value-type="float" office:value="-0.155216519635209" calcext:value-type="float">
            <text:p>-0.155216519635209</text:p>
          </table:table-cell>
          <table:table-cell office:value-type="float" office:value="-0.0520799810618885" calcext:value-type="float">
            <text:p>-0.052079981061889</text:p>
          </table:table-cell>
          <table:table-cell office:value-type="float" office:value="0.429010333068797" calcext:value-type="float">
            <text:p>0.429010333068797</text:p>
          </table:table-cell>
          <table:table-cell office:value-type="float" office:value="0.195144697599341" calcext:value-type="float">
            <text:p>0.195144697599341</text:p>
          </table:table-cell>
          <table:table-cell office:value-type="float" office:value="-0.123882760109324" calcext:value-type="float">
            <text:p>-0.123882760109324</text:p>
          </table:table-cell>
          <table:table-cell office:value-type="float" office:value="1" calcext:value-type="float">
            <text:p>1</text:p>
          </table:table-cell>
          <table:table-cell office:value-type="float" office:value="0.596705727586276" calcext:value-type="float">
            <text:p>0.596705727586276</text:p>
          </table:table-cell>
          <table:table-cell office:value-type="float" office:value="0.446161289933471" calcext:value-type="float">
            <text:p>0.446161289933471</text:p>
          </table:table-cell>
          <table:table-cell office:value-type="float" office:value="0.449480957346865" calcext:value-type="float">
            <text:p>0.449480957346865</text:p>
          </table:table-cell>
          <table:table-cell office:value-type="float" office:value="0.104381747638726" calcext:value-type="float">
            <text:p>0.104381747638726</text:p>
          </table:table-cell>
          <table:table-cell office:value-type="float" office:value="0.145214404792366" calcext:value-type="float">
            <text:p>0.145214404792366</text:p>
          </table:table-cell>
          <table:table-cell office:value-type="float" office:value="0.149810885810471" calcext:value-type="float">
            <text:p>0.149810885810471</text:p>
          </table:table-cell>
          <table:table-cell office:value-type="float" office:value="0.202742571025406" calcext:value-type="float">
            <text:p>0.202742571025406</text:p>
          </table:table-cell>
          <table:table-cell office:value-type="float" office:value="0.0363725036331925" calcext:value-type="float">
            <text:p>0.036372503633193</text:p>
          </table:table-cell>
          <table:table-cell office:value-type="float" office:value="0.316079230457946" calcext:value-type="float">
            <text:p>0.316079230457946</text:p>
          </table:table-cell>
        </table:table-row>
        <table:table-row table:style-name="ro1">
          <table:table-cell office:value-type="string" calcext:value-type="string">
            <text:p>reanalysis_relative_humidity_percent</text:p>
          </table:table-cell>
          <table:table-cell office:value-type="float" office:value="0.466273721787385" calcext:value-type="float">
            <text:p>0.466273721787385</text:p>
          </table:table-cell>
          <table:table-cell office:value-type="float" office:value="0.461780405893679" calcext:value-type="float">
            <text:p>0.461780405893679</text:p>
          </table:table-cell>
          <table:table-cell office:value-type="float" office:value="0.22385053341488" calcext:value-type="float">
            <text:p>0.22385053341488</text:p>
          </table:table-cell>
          <table:table-cell office:value-type="float" office:value="0.31243207453423" calcext:value-type="float">
            <text:p>0.31243207453423</text:p>
          </table:table-cell>
          <table:table-cell office:value-type="float" office:value="0.495450525036688" calcext:value-type="float">
            <text:p>0.495450525036688</text:p>
          </table:table-cell>
          <table:table-cell office:value-type="float" office:value="-0.436442541974658" calcext:value-type="float">
            <text:p>-0.436442541974658</text:p>
          </table:table-cell>
          <table:table-cell office:value-type="float" office:value="-0.194089841889327" calcext:value-type="float">
            <text:p>-0.194089841889327</text:p>
          </table:table-cell>
          <table:table-cell office:value-type="float" office:value="0.550516586727828" calcext:value-type="float">
            <text:p>0.550516586727828</text:p>
          </table:table-cell>
          <table:table-cell office:value-type="float" office:value="0.398173297109672" calcext:value-type="float">
            <text:p>0.398173297109672</text:p>
          </table:table-cell>
          <table:table-cell office:value-type="float" office:value="-0.430251268135651" calcext:value-type="float">
            <text:p>-0.430251268135651</text:p>
          </table:table-cell>
          <table:table-cell office:value-type="float" office:value="0.596705727586276" calcext:value-type="float">
            <text:p>0.596705727586276</text:p>
          </table:table-cell>
          <table:table-cell office:value-type="float" office:value="1" calcext:value-type="float">
            <text:p>1</text:p>
          </table:table-cell>
          <table:table-cell office:value-type="float" office:value="0.495450525036688" calcext:value-type="float">
            <text:p>0.495450525036688</text:p>
          </table:table-cell>
          <table:table-cell office:value-type="float" office:value="0.575492164902479" calcext:value-type="float">
            <text:p>0.575492164902479</text:p>
          </table:table-cell>
          <table:table-cell office:value-type="float" office:value="0.369173747372472" calcext:value-type="float">
            <text:p>0.369173747372472</text:p>
          </table:table-cell>
          <table:table-cell office:value-type="float" office:value="0.223940630694195" calcext:value-type="float">
            <text:p>0.223940630694195</text:p>
          </table:table-cell>
          <table:table-cell office:value-type="float" office:value="0.405727234490782" calcext:value-type="float">
            <text:p>0.405727234490782</text:p>
          </table:table-cell>
          <table:table-cell office:value-type="float" office:value="0.399107085697159" calcext:value-type="float">
            <text:p>0.399107085697159</text:p>
          </table:table-cell>
          <table:table-cell office:value-type="float" office:value="-0.0701384973880997" calcext:value-type="float">
            <text:p>-0.0701384973881</text:p>
          </table:table-cell>
          <table:table-cell office:value-type="float" office:value="0.453370282392786" calcext:value-type="float">
            <text:p>0.453370282392786</text:p>
          </table:table-cell>
        </table:table-row>
        <table:table-row table:style-name="ro1">
          <table:table-cell office:value-type="string" calcext:value-type="string">
            <text:p>reanalysis_sat_precip_amt_mm</text:p>
          </table:table-cell>
          <table:table-cell office:value-type="float" office:value="0.213506839923737" calcext:value-type="float">
            <text:p>0.213506839923737</text:p>
          </table:table-cell>
          <table:table-cell office:value-type="float" office:value="0.210189070708902" calcext:value-type="float">
            <text:p>0.210189070708902</text:p>
          </table:table-cell>
          <table:table-cell office:value-type="float" office:value="0.0881139694300825" calcext:value-type="float">
            <text:p>0.088113969430083</text:p>
          </table:table-cell>
          <table:table-cell office:value-type="float" office:value="0.131645011451434" calcext:value-type="float">
            <text:p>0.131645011451434</text:p>
          </table:table-cell>
          <table:table-cell office:value-type="float" office:value="1" calcext:value-type="float">
            <text:p>1</text:p>
          </table:table-cell>
          <table:table-cell office:value-type="float" office:value="-0.0552838674123576" calcext:value-type="float">
            <text:p>-0.055283867412358</text:p>
          </table:table-cell>
          <table:table-cell office:value-type="float" office:value="0.0786304174240994" calcext:value-type="float">
            <text:p>0.078630417424099</text:p>
          </table:table-cell>
          <table:table-cell office:value-type="float" office:value="0.411415683764252" calcext:value-type="float">
            <text:p>0.411415683764252</text:p>
          </table:table-cell>
          <table:table-cell office:value-type="float" office:value="0.286324658890617" calcext:value-type="float">
            <text:p>0.286324658890617</text:p>
          </table:table-cell>
          <table:table-cell office:value-type="float" office:value="-0.152659631507448" calcext:value-type="float">
            <text:p>-0.152659631507448</text:p>
          </table:table-cell>
          <table:table-cell office:value-type="float" office:value="0.446161289933471" calcext:value-type="float">
            <text:p>0.446161289933471</text:p>
          </table:table-cell>
          <table:table-cell office:value-type="float" office:value="0.495450525036688" calcext:value-type="float">
            <text:p>0.495450525036688</text:p>
          </table:table-cell>
          <table:table-cell office:value-type="float" office:value="1" calcext:value-type="float">
            <text:p>1</text:p>
          </table:table-cell>
          <table:table-cell office:value-type="float" office:value="0.428046897303013" calcext:value-type="float">
            <text:p>0.428046897303013</text:p>
          </table:table-cell>
          <table:table-cell office:value-type="float" office:value="0.220899377556418" calcext:value-type="float">
            <text:p>0.220899377556418</text:p>
          </table:table-cell>
          <table:table-cell office:value-type="float" office:value="0.216333222081196" calcext:value-type="float">
            <text:p>0.216333222081196</text:p>
          </table:table-cell>
          <table:table-cell office:value-type="float" office:value="0.209077065688578" calcext:value-type="float">
            <text:p>0.209077065688578</text:p>
          </table:table-cell>
          <table:table-cell office:value-type="float" office:value="0.303391476863259" calcext:value-type="float">
            <text:p>0.303391476863259</text:p>
          </table:table-cell>
          <table:table-cell office:value-type="float" office:value="0.048826820583894" calcext:value-type="float">
            <text:p>0.048826820583894</text:p>
          </table:table-cell>
          <table:table-cell office:value-type="float" office:value="0.458782264602683" calcext:value-type="float">
            <text:p>0.458782264602683</text:p>
          </table:table-cell>
        </table:table-row>
        <table:table-row table:style-name="ro1">
          <table:table-cell office:value-type="string" calcext:value-type="string">
            <text:p>reanalysis_specific_humidity_g_per_kg</text:p>
          </table:table-cell>
          <table:table-cell office:value-type="float" office:value="0.103427727635886" calcext:value-type="float">
            <text:p>0.103427727635886</text:p>
          </table:table-cell>
          <table:table-cell office:value-type="float" office:value="0.115136467781744" calcext:value-type="float">
            <text:p>0.115136467781744</text:p>
          </table:table-cell>
          <table:table-cell office:value-type="float" office:value="0.0379602795836493" calcext:value-type="float">
            <text:p>0.037960279583649</text:p>
          </table:table-cell>
          <table:table-cell office:value-type="float" office:value="0.0595549514648784" calcext:value-type="float">
            <text:p>0.059554951464878</text:p>
          </table:table-cell>
          <table:table-cell office:value-type="float" office:value="0.428046897303013" calcext:value-type="float">
            <text:p>0.428046897303013</text:p>
          </table:table-cell>
          <table:table-cell office:value-type="float" office:value="0.478129329230052" calcext:value-type="float">
            <text:p>0.478129329230052</text:p>
          </table:table-cell>
          <table:table-cell office:value-type="float" office:value="0.591450189141293" calcext:value-type="float">
            <text:p>0.591450189141293</text:p>
          </table:table-cell>
          <table:table-cell office:value-type="float" office:value="0.996880584734901" calcext:value-type="float">
            <text:p>0.996880584734901</text:p>
          </table:table-cell>
          <table:table-cell office:value-type="float" office:value="0.294933753818468" calcext:value-type="float">
            <text:p>0.294933753818468</text:p>
          </table:table-cell>
          <table:table-cell office:value-type="float" office:value="0.296937982134287" calcext:value-type="float">
            <text:p>0.296937982134287</text:p>
          </table:table-cell>
          <table:table-cell office:value-type="float" office:value="0.449480957346865" calcext:value-type="float">
            <text:p>0.449480957346865</text:p>
          </table:table-cell>
          <table:table-cell office:value-type="float" office:value="0.575492164902479" calcext:value-type="float">
            <text:p>0.575492164902479</text:p>
          </table:table-cell>
          <table:table-cell office:value-type="float" office:value="0.428046897303013" calcext:value-type="float">
            <text:p>0.428046897303013</text:p>
          </table:table-cell>
          <table:table-cell office:value-type="float" office:value="1" calcext:value-type="float">
            <text:p>1</text:p>
          </table:table-cell>
          <table:table-cell office:value-type="float" office:value="0.0266432560745639" calcext:value-type="float">
            <text:p>0.026643256074564</text:p>
          </table:table-cell>
          <table:table-cell office:value-type="float" office:value="0.728509634216483" calcext:value-type="float">
            <text:p>0.728509634216483</text:p>
          </table:table-cell>
          <table:table-cell office:value-type="float" office:value="0.0821501832248337" calcext:value-type="float">
            <text:p>0.082150183224834</text:p>
          </table:table-cell>
          <table:table-cell office:value-type="float" office:value="0.512220139158446" calcext:value-type="float">
            <text:p>0.512220139158446</text:p>
          </table:table-cell>
          <table:table-cell office:value-type="float" office:value="0.597782873525064" calcext:value-type="float">
            <text:p>0.597782873525064</text:p>
          </table:table-cell>
          <table:table-cell office:value-type="float" office:value="0.245781928689759" calcext:value-type="float">
            <text:p>0.245781928689759</text:p>
          </table:table-cell>
        </table:table-row>
        <table:table-row table:style-name="ro1">
          <table:table-cell office:value-type="string" calcext:value-type="string">
            <text:p>reanalysis_tdtr_k</text:p>
          </table:table-cell>
          <table:table-cell office:value-type="float" office:value="0.672373235864176" calcext:value-type="float">
            <text:p>0.672373235864176</text:p>
          </table:table-cell>
          <table:table-cell office:value-type="float" office:value="0.648137938515025" calcext:value-type="float">
            <text:p>0.648137938515025</text:p>
          </table:table-cell>
          <table:table-cell office:value-type="float" office:value="0.495452301997108" calcext:value-type="float">
            <text:p>0.495452301997108</text:p>
          </table:table-cell>
          <table:table-cell office:value-type="float" office:value="0.571414391982769" calcext:value-type="float">
            <text:p>0.571414391982769</text:p>
          </table:table-cell>
          <table:table-cell office:value-type="float" office:value="0.220899377556418" calcext:value-type="float">
            <text:p>0.220899377556418</text:p>
          </table:table-cell>
          <table:table-cell office:value-type="float" office:value="-0.282434336844647" calcext:value-type="float">
            <text:p>-0.282434336844647</text:p>
          </table:table-cell>
          <table:table-cell office:value-type="float" office:value="0.132464621480057" calcext:value-type="float">
            <text:p>0.132464621480057</text:p>
          </table:table-cell>
          <table:table-cell office:value-type="float" office:value="-0.0211474940387027" calcext:value-type="float">
            <text:p>-0.021147494038703</text:p>
          </table:table-cell>
          <table:table-cell office:value-type="float" office:value="0.922389172323054" calcext:value-type="float">
            <text:p>0.922389172323054</text:p>
          </table:table-cell>
          <table:table-cell office:value-type="float" office:value="-0.815765141058561" calcext:value-type="float">
            <text:p>-0.815765141058561</text:p>
          </table:table-cell>
          <table:table-cell office:value-type="float" office:value="0.104381747638726" calcext:value-type="float">
            <text:p>0.104381747638726</text:p>
          </table:table-cell>
          <table:table-cell office:value-type="float" office:value="0.369173747372472" calcext:value-type="float">
            <text:p>0.369173747372472</text:p>
          </table:table-cell>
          <table:table-cell office:value-type="float" office:value="0.220899377556418" calcext:value-type="float">
            <text:p>0.220899377556418</text:p>
          </table:table-cell>
          <table:table-cell office:value-type="float" office:value="0.0266432560745639" calcext:value-type="float">
            <text:p>0.026643256074564</text:p>
          </table:table-cell>
          <table:table-cell office:value-type="float" office:value="1" calcext:value-type="float">
            <text:p>1</text:p>
          </table:table-cell>
          <table:table-cell office:value-type="float" office:value="0.217194622758943" calcext:value-type="float">
            <text:p>0.217194622758943</text:p>
          </table:table-cell>
          <table:table-cell office:value-type="float" office:value="0.88299903953814" calcext:value-type="float">
            <text:p>0.88299903953814</text:p>
          </table:table-cell>
          <table:table-cell office:value-type="float" office:value="0.633482613692253" calcext:value-type="float">
            <text:p>0.633482613692253</text:p>
          </table:table-cell>
          <table:table-cell office:value-type="float" office:value="-0.457423962022534" calcext:value-type="float">
            <text:p>-0.457423962022534</text:p>
          </table:table-cell>
          <table:table-cell office:value-type="float" office:value="0.242890687531059" calcext:value-type="float">
            <text:p>0.242890687531059</text:p>
          </table:table-cell>
        </table:table-row>
        <table:table-row table:style-name="ro1">
          <table:table-cell office:value-type="string" calcext:value-type="string">
            <text:p>station_avg_temp_c</text:p>
          </table:table-cell>
          <table:table-cell office:value-type="float" office:value="0.188121432309598" calcext:value-type="float">
            <text:p>0.188121432309598</text:p>
          </table:table-cell>
          <table:table-cell office:value-type="float" office:value="0.201354650430612" calcext:value-type="float">
            <text:p>0.201354650430612</text:p>
          </table:table-cell>
          <table:table-cell office:value-type="float" office:value="0.0934989014568509" calcext:value-type="float">
            <text:p>0.093498901456851</text:p>
          </table:table-cell>
          <table:table-cell office:value-type="float" office:value="0.122541772937092" calcext:value-type="float">
            <text:p>0.122541772937092</text:p>
          </table:table-cell>
          <table:table-cell office:value-type="float" office:value="0.216333222081196" calcext:value-type="float">
            <text:p>0.216333222081196</text:p>
          </table:table-cell>
          <table:table-cell office:value-type="float" office:value="0.595067292834003" calcext:value-type="float">
            <text:p>0.595067292834003</text:p>
          </table:table-cell>
          <table:table-cell office:value-type="float" office:value="0.732185188518311" calcext:value-type="float">
            <text:p>0.732185188518311</text:p>
          </table:table-cell>
          <table:table-cell office:value-type="float" office:value="0.723471269203557" calcext:value-type="float">
            <text:p>0.723471269203557</text:p>
          </table:table-cell>
          <table:table-cell office:value-type="float" office:value="0.453334094990612" calcext:value-type="float">
            <text:p>0.453334094990612</text:p>
          </table:table-cell>
          <table:table-cell office:value-type="float" office:value="0.197757455271709" calcext:value-type="float">
            <text:p>0.197757455271709</text:p>
          </table:table-cell>
          <table:table-cell office:value-type="float" office:value="0.145214404792366" calcext:value-type="float">
            <text:p>0.145214404792366</text:p>
          </table:table-cell>
          <table:table-cell office:value-type="float" office:value="0.223940630694195" calcext:value-type="float">
            <text:p>0.223940630694195</text:p>
          </table:table-cell>
          <table:table-cell office:value-type="float" office:value="0.216333222081196" calcext:value-type="float">
            <text:p>0.216333222081196</text:p>
          </table:table-cell>
          <table:table-cell office:value-type="float" office:value="0.728509634216483" calcext:value-type="float">
            <text:p>0.728509634216483</text:p>
          </table:table-cell>
          <table:table-cell office:value-type="float" office:value="0.217194622758943" calcext:value-type="float">
            <text:p>0.217194622758943</text:p>
          </table:table-cell>
          <table:table-cell office:value-type="float" office:value="1" calcext:value-type="float">
            <text:p>1</text:p>
          </table:table-cell>
          <table:table-cell office:value-type="float" office:value="0.310400181838496" calcext:value-type="float">
            <text:p>0.310400181838496</text:p>
          </table:table-cell>
          <table:table-cell office:value-type="float" office:value="0.752649767117175" calcext:value-type="float">
            <text:p>0.752649767117175</text:p>
          </table:table-cell>
          <table:table-cell office:value-type="float" office:value="0.609659126965144" calcext:value-type="float">
            <text:p>0.609659126965144</text:p>
          </table:table-cell>
          <table:table-cell office:value-type="float" office:value="0.0606792746079058" calcext:value-type="float">
            <text:p>0.060679274607906</text:p>
          </table:table-cell>
        </table:table-row>
        <table:table-row table:style-name="ro1">
          <table:table-cell office:value-type="string" calcext:value-type="string">
            <text:p>station_diur_temp_rng_c</text:p>
          </table:table-cell>
          <table:table-cell office:value-type="float" office:value="0.65829048642451" calcext:value-type="float">
            <text:p>0.65829048642451</text:p>
          </table:table-cell>
          <table:table-cell office:value-type="float" office:value="0.656392372945475" calcext:value-type="float">
            <text:p>0.656392372945475</text:p>
          </table:table-cell>
          <table:table-cell office:value-type="float" office:value="0.464538478152999" calcext:value-type="float">
            <text:p>0.464538478152999</text:p>
          </table:table-cell>
          <table:table-cell office:value-type="float" office:value="0.552393006834527" calcext:value-type="float">
            <text:p>0.552393006834527</text:p>
          </table:table-cell>
          <table:table-cell office:value-type="float" office:value="0.209077065688578" calcext:value-type="float">
            <text:p>0.209077065688578</text:p>
          </table:table-cell>
          <table:table-cell office:value-type="float" office:value="-0.270145973218117" calcext:value-type="float">
            <text:p>-0.270145973218117</text:p>
          </table:table-cell>
          <table:table-cell office:value-type="float" office:value="0.108517371409742" calcext:value-type="float">
            <text:p>0.108517371409742</text:p>
          </table:table-cell>
          <table:table-cell office:value-type="float" office:value="0.0370569746994439" calcext:value-type="float">
            <text:p>0.037056974699444</text:p>
          </table:table-cell>
          <table:table-cell office:value-type="float" office:value="0.841911116350116" calcext:value-type="float">
            <text:p>0.841911116350116</text:p>
          </table:table-cell>
          <table:table-cell office:value-type="float" office:value="-0.720489091791672" calcext:value-type="float">
            <text:p>-0.720489091791672</text:p>
          </table:table-cell>
          <table:table-cell office:value-type="float" office:value="0.149810885810471" calcext:value-type="float">
            <text:p>0.149810885810471</text:p>
          </table:table-cell>
          <table:table-cell office:value-type="float" office:value="0.405727234490782" calcext:value-type="float">
            <text:p>0.405727234490782</text:p>
          </table:table-cell>
          <table:table-cell office:value-type="float" office:value="0.209077065688578" calcext:value-type="float">
            <text:p>0.209077065688578</text:p>
          </table:table-cell>
          <table:table-cell office:value-type="float" office:value="0.0821501832248337" calcext:value-type="float">
            <text:p>0.082150183224834</text:p>
          </table:table-cell>
          <table:table-cell office:value-type="float" office:value="0.88299903953814" calcext:value-type="float">
            <text:p>0.88299903953814</text:p>
          </table:table-cell>
          <table:table-cell office:value-type="float" office:value="0.310400181838496" calcext:value-type="float">
            <text:p>0.310400181838496</text:p>
          </table:table-cell>
          <table:table-cell office:value-type="float" office:value="1" calcext:value-type="float">
            <text:p>1</text:p>
          </table:table-cell>
          <table:table-cell office:value-type="float" office:value="0.727563632221561" calcext:value-type="float">
            <text:p>0.727563632221561</text:p>
          </table:table-cell>
          <table:table-cell office:value-type="float" office:value="-0.453423294258476" calcext:value-type="float">
            <text:p>-0.453423294258476</text:p>
          </table:table-cell>
          <table:table-cell office:value-type="float" office:value="0.187776067088079" calcext:value-type="float">
            <text:p>0.187776067088079</text:p>
          </table:table-cell>
        </table:table-row>
        <table:table-row table:style-name="ro1">
          <table:table-cell office:value-type="string" calcext:value-type="string">
            <text:p>station_max_temp_c</text:p>
          </table:table-cell>
          <table:table-cell office:value-type="float" office:value="0.490757767955104" calcext:value-type="float">
            <text:p>0.490757767955104</text:p>
          </table:table-cell>
          <table:table-cell office:value-type="float" office:value="0.497226012649549" calcext:value-type="float">
            <text:p>0.497226012649549</text:p>
          </table:table-cell>
          <table:table-cell office:value-type="float" office:value="0.301761427521606" calcext:value-type="float">
            <text:p>0.301761427521606</text:p>
          </table:table-cell>
          <table:table-cell office:value-type="float" office:value="0.386312838298422" calcext:value-type="float">
            <text:p>0.386312838298422</text:p>
          </table:table-cell>
          <table:table-cell office:value-type="float" office:value="0.303391476863259" calcext:value-type="float">
            <text:p>0.303391476863259</text:p>
          </table:table-cell>
          <table:table-cell office:value-type="float" office:value="0.195801452620508" calcext:value-type="float">
            <text:p>0.195801452620508</text:p>
          </table:table-cell>
          <table:table-cell office:value-type="float" office:value="0.49412395655137" calcext:value-type="float">
            <text:p>0.49412395655137</text:p>
          </table:table-cell>
          <table:table-cell office:value-type="float" office:value="0.482421842722143" calcext:value-type="float">
            <text:p>0.482421842722143</text:p>
          </table:table-cell>
          <table:table-cell office:value-type="float" office:value="0.773070342575857" calcext:value-type="float">
            <text:p>0.773070342575857</text:p>
          </table:table-cell>
          <table:table-cell office:value-type="float" office:value="-0.303910881726093" calcext:value-type="float">
            <text:p>-0.303910881726093</text:p>
          </table:table-cell>
          <table:table-cell office:value-type="float" office:value="0.202742571025406" calcext:value-type="float">
            <text:p>0.202742571025406</text:p>
          </table:table-cell>
          <table:table-cell office:value-type="float" office:value="0.399107085697159" calcext:value-type="float">
            <text:p>0.399107085697159</text:p>
          </table:table-cell>
          <table:table-cell office:value-type="float" office:value="0.303391476863259" calcext:value-type="float">
            <text:p>0.303391476863259</text:p>
          </table:table-cell>
          <table:table-cell office:value-type="float" office:value="0.512220139158446" calcext:value-type="float">
            <text:p>0.512220139158446</text:p>
          </table:table-cell>
          <table:table-cell office:value-type="float" office:value="0.633482613692254" calcext:value-type="float">
            <text:p>0.633482613692254</text:p>
          </table:table-cell>
          <table:table-cell office:value-type="float" office:value="0.752649767117175" calcext:value-type="float">
            <text:p>0.752649767117175</text:p>
          </table:table-cell>
          <table:table-cell office:value-type="float" office:value="0.727563632221561" calcext:value-type="float">
            <text:p>0.727563632221561</text:p>
          </table:table-cell>
          <table:table-cell office:value-type="float" office:value="1" calcext:value-type="float">
            <text:p>1</text:p>
          </table:table-cell>
          <table:table-cell office:value-type="float" office:value="0.108994764692359" calcext:value-type="float">
            <text:p>0.108994764692359</text:p>
          </table:table-cell>
          <table:table-cell office:value-type="float" office:value="0.17629849010212" calcext:value-type="float">
            <text:p>0.17629849010212</text:p>
          </table:table-cell>
        </table:table-row>
        <table:table-row table:style-name="ro1">
          <table:table-cell office:value-type="string" calcext:value-type="string">
            <text:p>station_min_temp_c</text:p>
          </table:table-cell>
          <table:table-cell office:value-type="float" office:value="-0.308844860371584" calcext:value-type="float">
            <text:p>-0.308844860371584</text:p>
          </table:table-cell>
          <table:table-cell office:value-type="float" office:value="-0.307975746816076" calcext:value-type="float">
            <text:p>-0.307975746816076</text:p>
          </table:table-cell>
          <table:table-cell office:value-type="float" office:value="-0.2595994005724" calcext:value-type="float">
            <text:p>-0.2595994005724</text:p>
          </table:table-cell>
          <table:table-cell office:value-type="float" office:value="-0.300850172597777" calcext:value-type="float">
            <text:p>-0.300850172597777</text:p>
          </table:table-cell>
          <table:table-cell office:value-type="float" office:value="0.048826820583894" calcext:value-type="float">
            <text:p>0.048826820583894</text:p>
          </table:table-cell>
          <table:table-cell office:value-type="float" office:value="0.709215427195984" calcext:value-type="float">
            <text:p>0.709215427195984</text:p>
          </table:table-cell>
          <table:table-cell office:value-type="float" office:value="0.562014896490938" calcext:value-type="float">
            <text:p>0.562014896490938</text:p>
          </table:table-cell>
          <table:table-cell office:value-type="float" office:value="0.627732382319721" calcext:value-type="float">
            <text:p>0.627732382319721</text:p>
          </table:table-cell>
          <table:table-cell office:value-type="float" office:value="-0.216049079265" calcext:value-type="float">
            <text:p>-0.216049079265</text:p>
          </table:table-cell>
          <table:table-cell office:value-type="float" office:value="0.716731698438818" calcext:value-type="float">
            <text:p>0.716731698438818</text:p>
          </table:table-cell>
          <table:table-cell office:value-type="float" office:value="0.0363725036331925" calcext:value-type="float">
            <text:p>0.036372503633193</text:p>
          </table:table-cell>
          <table:table-cell office:value-type="float" office:value="-0.0701384973880997" calcext:value-type="float">
            <text:p>-0.0701384973881</text:p>
          </table:table-cell>
          <table:table-cell office:value-type="float" office:value="0.048826820583894" calcext:value-type="float">
            <text:p>0.048826820583894</text:p>
          </table:table-cell>
          <table:table-cell office:value-type="float" office:value="0.597782873525064" calcext:value-type="float">
            <text:p>0.597782873525064</text:p>
          </table:table-cell>
          <table:table-cell office:value-type="float" office:value="-0.457423962022534" calcext:value-type="float">
            <text:p>-0.457423962022534</text:p>
          </table:table-cell>
          <table:table-cell office:value-type="float" office:value="0.609659126965144" calcext:value-type="float">
            <text:p>0.609659126965144</text:p>
          </table:table-cell>
          <table:table-cell office:value-type="float" office:value="-0.453423294258476" calcext:value-type="float">
            <text:p>-0.453423294258476</text:p>
          </table:table-cell>
          <table:table-cell office:value-type="float" office:value="0.108994764692359" calcext:value-type="float">
            <text:p>0.108994764692359</text:p>
          </table:table-cell>
          <table:table-cell office:value-type="float" office:value="1" calcext:value-type="float">
            <text:p>1</text:p>
          </table:table-cell>
          <table:table-cell office:value-type="float" office:value="-0.0605544483997816" calcext:value-type="float">
            <text:p>-0.060554448399782</text:p>
          </table:table-cell>
        </table:table-row>
        <table:table-row table:style-name="ro1">
          <table:table-cell office:value-type="string" calcext:value-type="string">
            <text:p>station_precip_mm</text:p>
          </table:table-cell>
          <table:table-cell office:value-type="float" office:value="0.254843868863311" calcext:value-type="float">
            <text:p>0.254843868863311</text:p>
          </table:table-cell>
          <table:table-cell office:value-type="float" office:value="0.237655001434083" calcext:value-type="float">
            <text:p>0.237655001434083</text:p>
          </table:table-cell>
          <table:table-cell office:value-type="float" office:value="0.149272960937319" calcext:value-type="float">
            <text:p>0.149272960937319</text:p>
          </table:table-cell>
          <table:table-cell office:value-type="float" office:value="0.179338464281078" calcext:value-type="float">
            <text:p>0.179338464281078</text:p>
          </table:table-cell>
          <table:table-cell office:value-type="float" office:value="0.458782264602683" calcext:value-type="float">
            <text:p>0.458782264602683</text:p>
          </table:table-cell>
          <table:table-cell office:value-type="float" office:value="-0.203600061436702" calcext:value-type="float">
            <text:p>-0.203600061436702</text:p>
          </table:table-cell>
          <table:table-cell office:value-type="float" office:value="-0.0667384012746445" calcext:value-type="float">
            <text:p>-0.066738401274645</text:p>
          </table:table-cell>
          <table:table-cell office:value-type="float" office:value="0.23114952374866" calcext:value-type="float">
            <text:p>0.23114952374866</text:p>
          </table:table-cell>
          <table:table-cell office:value-type="float" office:value="0.254949449594545" calcext:value-type="float">
            <text:p>0.254949449594545</text:p>
          </table:table-cell>
          <table:table-cell office:value-type="float" office:value="-0.259809780263946" calcext:value-type="float">
            <text:p>-0.259809780263946</text:p>
          </table:table-cell>
          <table:table-cell office:value-type="float" office:value="0.316079230457946" calcext:value-type="float">
            <text:p>0.316079230457946</text:p>
          </table:table-cell>
          <table:table-cell office:value-type="float" office:value="0.453370282392786" calcext:value-type="float">
            <text:p>0.453370282392786</text:p>
          </table:table-cell>
          <table:table-cell office:value-type="float" office:value="0.458782264602683" calcext:value-type="float">
            <text:p>0.458782264602683</text:p>
          </table:table-cell>
          <table:table-cell office:value-type="float" office:value="0.245781928689759" calcext:value-type="float">
            <text:p>0.245781928689759</text:p>
          </table:table-cell>
          <table:table-cell office:value-type="float" office:value="0.242890687531059" calcext:value-type="float">
            <text:p>0.242890687531059</text:p>
          </table:table-cell>
          <table:table-cell office:value-type="float" office:value="0.0606792746079058" calcext:value-type="float">
            <text:p>0.060679274607906</text:p>
          </table:table-cell>
          <table:table-cell office:value-type="float" office:value="0.187776067088079" calcext:value-type="float">
            <text:p>0.187776067088079</text:p>
          </table:table-cell>
          <table:table-cell office:value-type="float" office:value="0.17629849010212" calcext:value-type="float">
            <text:p>0.17629849010212</text:p>
          </table:table-cell>
          <table:table-cell office:value-type="float" office:value="-0.0605544483997816" calcext:value-type="float">
            <text:p>-0.06055444839978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25T17:34:40.263128913</dc:date>
    <meta:editing-duration>PT4M36S</meta:editing-duration>
    <meta:editing-cycles>1</meta:editing-cycles>
    <meta:document-statistic meta:table-count="1" meta:cell-count="440" meta:object-count="0"/>
    <meta:generator>LibreOffice/6.4.7.2$Linux_X86_64 LibreOffice_project/40$Build-2</meta:generator>
  </office:meta>
</office:document-meta>
</file>